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cccccc" draw:textarea-horizontal-align="justify" draw:textarea-vertical-align="middle" draw:auto-grow-height="false" fo:min-height="6.608cm" fo:min-width="10.9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textarea-horizontal-align="justify" draw:textarea-vertical-align="middle" draw:auto-grow-height="false" fo:min-height="1.782cm" fo:min-width="3.056cm"/>
    </style:style>
    <style:style style:name="gr4" style:family="graphic" style:parent-style-name="standard">
      <style:graphic-properties svg:stroke-color="#000000" draw:fill-color="#cccccc" draw:textarea-horizontal-align="justify" draw:textarea-vertical-align="middle" draw:auto-grow-height="false" fo:min-height="6.608cm" fo:min-width="3.564cm"/>
    </style:style>
    <style:style style:name="gr5" style:family="graphic" style:parent-style-name="standard">
      <style:graphic-properties svg:stroke-color="#000000" draw:fill-color="#cccccc" draw:textarea-horizontal-align="justify" draw:textarea-vertical-align="middle" draw:auto-grow-height="false" fo:min-height="2.29cm" fo:min-width="4.5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fill-color="#cccccc" draw:textarea-horizontal-align="justify" draw:textarea-vertical-align="middle" draw:auto-grow-height="false" fo:min-height="4.068cm" fo:min-width="4.5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7" style:family="paragraph">
      <style:text-properties fo:font-size="18pt" style:font-size-asian="18pt" style:font-size-complex="18pt"/>
    </style:style>
    <style:style style:name="P8" style:family="paragraph">
      <loext:graphic-properties draw:fill="none" draw:fill-color="#ffffff"/>
      <style:text-properties fo:font-size="18pt" style:font-size-asian="18pt" style:font-size-complex="18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</style:style>
    <style:style style:name="T1" style:family="text">
      <style:text-properties style:text-position="super 58%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text-position="super 58%" fo:font-size="14pt" style:font-size-asian="14pt" style:font-size-complex="14pt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11.43cm" svg:height="6.858cm" svg:x="8.382cm" svg:y="3.8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08cm" svg:height="0.962cm" svg:x="8.89cm" svg:y="4.372cm">
          <draw:text-box>
            <text:p text:style-name="P2">Webpage</text:p>
          </draw:text-box>
        </draw:frame>
        <draw:custom-shape draw:style-name="gr3" draw:text-style-name="P2" draw:layer="layout" svg:width="3.556cm" svg:height="2.032cm" svg:x="15.24cm" svg:y="5.842cm">
          <text:p text:style-name="P2">Ad</text:p>
          <text:p text:style-name="P2">(JS TAG)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064cm" svg:height="6.858cm" svg:x="8.382cm" svg:y="12.95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08cm" svg:height="2.54cm" svg:x="16.002cm" svg:y="12.7cm">
          <text:p text:style-name="P2">TL Analytic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08cm" svg:height="2.54cm" svg:x="22.098cm" svg:y="12.7cm">
          <text:p text:style-name="P2">3<text:span text:style-name="T1">rd</text:span> Party</text:p>
          <text:p text:style-name="P2">Tracker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5.24cm" svg:y1="6.858cm" svg:x2="9.398cm" svg:y2="12.954cm">
          <text:p/>
        </draw:line>
        <draw:line draw:style-name="gr6" draw:text-style-name="P4" draw:layer="layout" svg:x1="11.43cm" svg:y1="12.954cm" svg:x2="16.256cm" svg:y2="7.874cm">
          <text:p/>
        </draw:line>
        <draw:frame draw:style-name="gr2" draw:text-style-name="P6" draw:layer="layout" svg:width="5.08cm" svg:height="0.806cm" draw:transform="rotate (0.811054503401765) translate (10.903cm 10.367cm)">
          <draw:text-box>
            <text:p text:style-name="P5"><text:span text:style-name="T2">Request Ad</text:span></text:p>
          </draw:text-box>
        </draw:frame>
        <draw:frame draw:style-name="gr2" draw:text-style-name="P6" draw:layer="layout" svg:width="5.08cm" svg:height="1.379cm" draw:transform="rotate (0.811054503401765) translate (12.265cm 12.065cm)">
          <draw:text-box>
            <text:p text:style-name="P5"><text:span text:style-name="T2">Send Ad w/ 2px’s</text:span></text:p>
            <text:p text:style-name="P5"><text:span text:style-name="T2">a) TL, b) 3</text:span><text:span text:style-name="T3">rd</text:span><text:span text:style-name="T2"> Party</text:span></text:p>
          </draw:text-box>
        </draw:frame>
        <draw:line draw:style-name="gr6" draw:text-style-name="P4" draw:layer="layout" svg:x1="18.034cm" svg:y1="7.874cm" svg:x2="18.034cm" svg:y2="12.7cm">
          <text:p/>
        </draw:line>
        <draw:line draw:style-name="gr6" draw:text-style-name="P4" draw:layer="layout" svg:x1="18.796cm" svg:y1="6.858cm" svg:x2="24.384cm" svg:y2="12.7cm">
          <text:p/>
        </draw:line>
        <draw:frame draw:style-name="gr2" draw:text-style-name="P3" draw:layer="layout" svg:width="5.08cm" svg:height="0.962cm" svg:x="7.874cm" svg:y="13.516cm">
          <draw:text-box>
            <text:p text:style-name="P2">TL Server</text:p>
          </draw:text-box>
        </draw:frame>
        <draw:frame draw:style-name="gr2" draw:text-style-name="P6" draw:layer="layout" svg:width="5.08cm" svg:height="0.806cm" draw:transform="rotate (-0.807563844897776) translate (20.394cm 7.366cm)">
          <draw:text-box>
            <text:p text:style-name="P5"><text:span text:style-name="T2">Pixel Tracking</text:span></text:p>
          </draw:text-box>
        </draw:frame>
        <draw:frame draw:style-name="gr2" draw:text-style-name="P6" draw:layer="layout" svg:width="5.08cm" svg:height="0.806cm" draw:transform="rotate (1.5707963267949) translate (17.272cm 12.7cm)">
          <draw:text-box>
            <text:p text:style-name="P5"><text:span text:style-name="T2">Pixel Tracking</text:span></text:p>
          </draw:text-box>
        </draw:frame>
        <draw:frame draw:style-name="gr2" draw:text-style-name="P6" draw:layer="layout" svg:width="5.08cm" svg:height="0.806cm" svg:x="7.874cm" svg:y="18.796cm">
          <draw:text-box>
            <text:p text:style-name="P5"><text:span text:style-name="T2">+1 Impression</text:span></text:p>
          </draw:text-box>
        </draw:frame>
        <draw:custom-shape draw:style-name="gr7" draw:text-style-name="P1" draw:layer="layout" svg:width="5.08cm" svg:height="4.318cm" svg:x="1.524cm" svg:y="4.782cm">
          <text:p text:style-name="P2">Independent </text:p>
          <text:p text:style-name="P2">Verification </text:p>
          <text:p text:style-name="P2">Company</text:p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5.08cm" svg:height="0.806cm" svg:x="1.524cm" svg:y="8.338cm">
          <draw:text-box>
            <text:p text:style-name="P5"><text:span text:style-name="T2">+1 Impression</text:span></text:p>
          </draw:text-box>
        </draw:frame>
        <draw:line draw:style-name="gr6" draw:text-style-name="P4" draw:layer="layout" svg:x1="15.24cm" svg:y1="6.604cm" svg:x2="6.604cm" svg:y2="6.604cm">
          <text:p/>
        </draw:line>
        <draw:frame draw:style-name="gr8" draw:text-style-name="P8" draw:layer="layout" svg:width="19.304cm" svg:height="1.673cm" svg:x="4.318cm" svg:y="0.762cm">
          <draw:text-box>
            <text:p text:style-name="P7"><text:span text:style-name="T4">Ill</text:span><text:span text:style-name="T4">u</text:span><text:span text:style-name="T4">st</text:span><text:span text:style-name="T4">r</text:span><text:span text:style-name="T4">a</text:span><text:span text:style-name="T4">t</text:span><text:span text:style-name="T4">e </text:span><text:span text:style-name="T4">t</text:span><text:span text:style-name="T4">h</text:span><text:span text:style-name="T4">e </text:span><text:span text:style-name="T4">fl</text:span><text:span text:style-name="T4">o</text:span><text:span text:style-name="T4">w</text:span><text:span text:style-name="T4">s </text:span><text:span text:style-name="T4">t</text:span><text:span text:style-name="T4">o </text:span><text:span text:style-name="T4">d</text:span><text:span text:style-name="T4">e</text:span><text:span text:style-name="T4">pi</text:span><text:span text:style-name="T4">ct </text:span><text:span text:style-name="T4">t</text:span><text:span text:style-name="T4">h</text:span><text:span text:style-name="T4">e </text:span><text:span text:style-name="T4">m</text:span><text:span text:style-name="T4">e</text:span><text:span text:style-name="T4">c</text:span><text:span text:style-name="T4">h</text:span><text:span text:style-name="T4">a</text:span><text:span text:style-name="T4">ni</text:span><text:span text:style-name="T4">s</text:span><text:span text:style-name="T4">m</text:span><text:span text:style-name="T4">s </text:span><text:span text:style-name="T4">a</text:span><text:span text:style-name="T4">n</text:span><text:span text:style-name="T4">d </text:span><text:span text:style-name="T4">t</text:span><text:span text:style-name="T4">o </text:span><text:span text:style-name="T4">vi</text:span><text:span text:style-name="T4">s</text:span><text:span text:style-name="T4">u</text:span><text:span text:style-name="T4">al</text:span><text:span text:style-name="T4">iz</text:span><text:span text:style-name="T4">e </text:span><text:span text:style-name="T4">t</text:span><text:span text:style-name="T4">h</text:span><text:span text:style-name="T4">e </text:span><text:span text:style-name="T4">p</text:span><text:span text:style-name="T4">r</text:span><text:span text:style-name="T4">o</text:span><text:span text:style-name="T4">bl</text:span><text:span text:style-name="T4">e</text:span><text:span text:style-name="T4">m</text:span><text:span text:style-name="T4">.</text:span></text:p>
          </draw:text-box>
        </draw:frame>
        <draw:frame draw:style-name="gr9" draw:text-style-name="P9" draw:layer="layout" svg:width="4.572cm" svg:height="1.016cm" svg:x="0.762cm" svg:y="0.762cm">
          <draw:text-box>
            <text:p>A. Prompt:</text:p>
          </draw:text-box>
        </draw:frame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0:28:23.456513784</meta:creation-date>
    <dc:date>2017-09-15T11:54:02.630851310</dc:date>
    <meta:editing-duration>PT52M6S</meta:editing-duration>
    <meta:editing-cycles>1</meta:editing-cycles>
    <meta:document-statistic meta:object-count="44"/>
    <meta:generator>LibreOffice/5.1.6.2$Linux_X86_64 LibreOffice_project/10m0$Build-2</meta:generator>
  </office:meta>
</office:document-meta>
</file>